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8.29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10" style:family="table-cell" style:parent-style-name="Default">
      <style:table-cell-properties fo:border="0.06pt solid #000000"/>
      <style:text-properties style:font-name="Liberation Sans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able-cell-properties fo:background-color="#66ccff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/>
    </style:style>
    <style:style style:name="ce2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"/>
    </style:style>
    <style:style style:name="ce26" style:family="table-cell" style:parent-style-name="Default">
      <style:table-cell-properties fo:background-color="#66ccff"/>
      <style:text-properties style:font-name="Liberation Sans"/>
    </style:style>
    <style:style style:name="ce27" style:family="table-cell" style:parent-style-name="Default">
      <style:table-cell-properties fo:background-color="#ffff00"/>
      <style:text-properties style:font-name="Liberation 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1"/>
        <table:table-column table:style-name="co2" table:number-columns-repeated="2" table:default-cell-style-name="ce11"/>
        <table:table-column table:style-name="co1" table:default-cell-style-name="ce11"/>
        <table:table-column table:style-name="co1" table:number-columns-repeated="2" table:default-cell-style-name="ce22"/>
        <table:table-column table:style-name="co1" table:number-columns-repeated="116" table:default-cell-style-name="ce24"/>
        <table:table-column table:style-name="co1" table:number-columns-repeated="900" table:default-cell-style-name="ce11"/>
        <table:table-row table:style-name="ro1">
          <table:table-cell table:style-name="ce1" office:value-type="string" calcext:value-type="string">
            <text:p>Sektion (fett) / Bezeichnung (english in brackets)</text:p>
          </table:table-cell>
          <table:table-cell table:style-name="ce1" office:value-type="string" calcext:value-type="string">
            <text:p>XPath</text:p>
          </table:table-cell>
          <table:table-cell table:style-name="ce1" office:value-type="string" calcext:value-type="string">
            <text:p>Erläuterung</text:p>
          </table:table-cell>
          <table:table-cell table:style-name="ce1" office:value-type="string" calcext:value-type="string">
            <text:p>Pflicht y/n</text:p>
          </table:table-cell>
          <table:table-cell table:style-name="ce1" office:value-type="string" calcext:value-type="string">
            <text:p>Feldtyp</text:p>
          </table:table-cell>
          <table:table-cell table:style-name="ce1" office:value-type="string" calcext:value-type="string">
            <text:p>Anmerkung </text:p>
            <text:p>(Anmerkung Termin 11.04.)</text:p>
          </table:table-cell>
          <table:table-cell table:style-name="ce16" office:value-type="string" calcext:value-type="string">
            <text:p>Zuweisung: Datenbetrachtung oder KI?</text:p>
          </table:table-cell>
          <table:table-cell table:style-name="ce23" office:value-type="string" calcext:value-type="string">
            <text:p>Relevanz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asisinformation (Identification))</text:p>
          </table:table-cell>
          <table:table-cell table:style-name="ce12" table:number-columns-repeated="5"/>
          <table:table-cell table:style-name="ce17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Titel (title)</text:p>
          </table:table-cell>
          <table:table-cell table:style-name="ce3" office:value-type="string" calcext:value-type="string">
            <text:p>identificationInfo//citation//title</text:p>
          </table:table-cell>
          <table:table-cell table:style-name="ce3" office:value-type="string" calcext:value-type="string">
            <text:p>Eingabe eindeutiger Titel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atum (date)</text:p>
          </table:table-cell>
          <table:table-cell table:style-name="ce3" office:value-type="string" calcext:value-type="string">
            <text:p>identificationInfo//citation//date</text:p>
          </table:table-cell>
          <table:table-cell table:style-name="ce3" office:value-type="string" calcext:value-type="string">
            <text:p>TT.MM.JJJJ.UNIXZEI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ateTime</text:p>
          </table:table-cell>
          <table:table-cell table:style-name="ce3" office:value-type="string" calcext:value-type="string">
            <text:p>Immer mit Uhrzeit (Unixzeit)</text:p>
          </table:table-cell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atum - Bezug (reference date)</text:p>
          </table:table-cell>
          <table:table-cell table:style-name="ce3" office:value-type="string" calcext:value-type="string">
            <text:p>identificationInfo//citation//dateType</text:p>
          </table:table-cell>
          <table:table-cell table:style-name="ce15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Fixwert "Publication", no choice</text:p>
          </table:table-cell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3" office:value-type="string" calcext:value-type="string">
            <text:p>Kurzbeschreibung (abstract)</text:p>
          </table:table-cell>
          <table:table-cell table:style-name="ce3" office:value-type="string" calcext:value-type="string">
            <text:p>identificationInfo//abstract</text:p>
          </table:table-cell>
          <table:table-cell table:style-name="ce3" office:value-type="string" calcext:value-type="string">
            <text:p>EIne treffende kurze Beschreibung des Datensatzes.</text:p>
            <text:p>Wenn der Datensatz aus verschiedenen Quelen stammt, soll das hier dokumentiert werden.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Abstract</text:p>
          </table:table-cell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Zweck (purpose)</text:p>
          </table:table-cell>
          <table:table-cell table:style-name="ce3" office:value-type="string" calcext:value-type="string">
            <text:p>identificationInfo//purpose</text:p>
          </table:table-cell>
          <table:table-cell table:style-name="ce3" office:value-type="string" calcext:value-type="string">
            <text:p>Erstellungszweck des Datensatzes, keine Pflicht, kann also leer bleiben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ggf. zur Angabe von "für Standortsicherung"</text:p>
          </table:table-cell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earbeitungsstatus (status)</text:p>
          </table:table-cell>
          <table:table-cell table:style-name="ce4" office:value-type="string" calcext:value-type="string">
            <text:p>identificationInfo//status</text:p>
          </table:table-cell>
          <table:table-cell table:style-name="ce4" office:value-type="string" calcext:value-type="string">
            <text:p>Auswahl aus DD, da keine Pflicht kann es also leer bleiben.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Anpassung des Contents der DD im Gitlab hier:</text:p>
            <text:p><text:a xlink:href="https://cdimpxc4-blic17bftz1bxjj0dfdilqh1ie3ctpc.gpc-one.ts-icts.de/georchestra/geonetwork/blob/simple_ftth_metadata_template_wip/schemas/iso19139/src/main/plugin/iso19139/loc/ger/codelists.xml#L1357" xlink:type="simple">https://gitlab-dt-ftth.camptocamp.com/georchestra/geonetwork/blob/simple_ftth_metadata_template_wip/schemas/iso19139/src/main/plugin/iso19139/loc/ger/codelists.xml#L1357</text:a></text:p>
          </table:table-cell>
          <table:table-cell table:style-name="ce19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style-name="ce25" office:value-type="string" calcext:value-type="string">
            <text:p>fehlt im Template ISO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Kontakt für die Resource</text:p>
          </table:table-cell>
          <table:table-cell table:style-name="ce12" table:number-columns-repeated="5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2">
          <table:table-cell table:style-name="ce3" office:value-type="string" calcext:value-type="string">
            <text:p>Name (name)</text:p>
          </table:table-cell>
          <table:table-cell table:style-name="ce3" office:value-type="string" calcext:value-type="string">
            <text:p>identificationInfo//pointOfContact//individualName</text:p>
          </table:table-cell>
          <table:table-cell table:style-name="ce3" office:value-type="string" calcext:value-type="string">
            <text:p>interner Zuständiger für die Date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rganisation (organisation)</text:p>
          </table:table-cell>
          <table:table-cell table:style-name="ce3" office:value-type="string" calcext:value-type="string">
            <text:p>identificationInfo//pointOfContact//organisationName</text:p>
          </table:table-cell>
          <table:table-cell table:style-name="ce3" office:value-type="string" calcext:value-type="string">
            <text:p>Hersteller/Anbieter,  für uns als Zuständiger T-interne Abteilung sinnvol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T-Abteilung fachlicher Ansprechpartner für die Daten</text:p>
          </table:table-cell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-Mail (email)</text:p>
          </table:table-cell>
          <table:table-cell table:style-name="ce3" office:value-type="string" calcext:value-type="string">
            <text:p>identificationInfo//pointOfContact//contactInfo//electronicMailAddress</text:p>
          </table:table-cell>
          <table:table-cell table:style-name="ce1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unktion (role)</text:p>
          </table:table-cell>
          <table:table-cell table:style-name="ce3" office:value-type="string" calcext:value-type="string">
            <text:p>identificationInfo//pointOfContact//role</text:p>
          </table:table-cell>
          <table:table-cell table:style-name="ce3" office:value-type="string" calcext:value-type="string">
            <text:p>Default ist auf "Ansprechpartner" gesetzt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90</text:a></text:p>
          </table:table-cell>
          <table:table-cell table:style-name="ce18" office:value-type="string" calcext:value-type="string">
            <text:p>?</text:p>
          </table:table-cell>
          <table:table-cell table:style-name="ce18" office:value-type="string" calcext:value-type="string">
            <text:p>Löschen?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Überarbeitungsintervall</text:p>
          </table:table-cell>
          <table:table-cell table:style-name="ce3" office:value-type="string" calcext:value-type="string">
            <text:p>identificationInfo//resourceMaintenance//maintenanceAndUpdateFrequency</text:p>
          </table:table-cell>
          <table:table-cell table:style-name="ce3" office:value-type="string" calcext:value-type="string">
            <text:p>wann wird der DS geändert? Voreintragungen wie jährlich, monatlich, etc.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034</text:a></text:p>
          </table:table-cell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Kontakt für die Datenpflege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3"/>
          <table:table-cell table:style-name="ce20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Schlüsselwörter</text:p>
          </table:table-cell>
          <table:table-cell table:style-name="ce12" table:number-columns-repeated="5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6">
          <table:table-cell table:style-name="ce3" office:value-type="string" calcext:value-type="string">
            <text:p>Schlüsselwörter (Keywords)</text:p>
          </table:table-cell>
          <table:table-cell table:style-name="ce3" office:value-type="string" calcext:value-type="string">
            <text:p>identificationInfo//descriptiveKeywords//keyword</text:p>
          </table:table-cell>
          <table:table-cell table:style-name="ce3" office:value-type="string" calcext:value-type="string">
            <text:p>freie Angabe Schlüsselwörter, Es können mehrere Schlüsselwörter angelegt werden.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sourceneinschränkungen</text:p>
          </table:table-cell>
          <table:table-cell table:style-name="ce12" table:number-columns-repeated="5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1">
          <table:table-cell table:style-name="ce3" office:value-type="string" calcext:value-type="string">
            <text:p>Zugriffsbeschränkung</text:p>
            <text:p>(access constraints)</text:p>
          </table:table-cell>
          <table:table-cell table:style-name="ce3" office:value-type="string" calcext:value-type="string">
            <text:p>identificationInfo//resourceConstraints//access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408</text:a></text:p>
          </table:table-cell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utzungseinschränkungen</text:p>
          </table:table-cell>
          <table:table-cell table:style-name="ce3" office:value-type="string" calcext:value-type="string">
            <text:p>identificationInfo//resourceConstraints//use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 (dieselbe wie oben!)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408</text:a></text:p>
          </table:table-cell>
          <table:table-cell table:style-name="ce18" office:value-type="string" calcext:value-type="string">
            <text:p>Datenbetrachtung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dere Einschränkungen</text:p>
          </table:table-cell>
          <table:table-cell table:style-name="ce3" office:value-type="string" calcext:value-type="string">
            <text:p>identificationInfo//resourceConstraints//otherConstraints</text:p>
          </table:table-cell>
          <table:table-cell table:style-name="ce3" office:value-type="string" calcext:value-type="string">
            <text:p>Default: leer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ext</text:p>
          </table:table-cell>
          <table:table-cell table:style-name="ce15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016"/>
        </table:table-row>
        <table:table-row table:style-name="ro4">
          <table:table-cell table:style-name="ce3" office:value-type="string" calcext:value-type="string">
            <text:p>gmd: SpatialResolutionType</text:p>
          </table:table-cell>
          <table:table-cell table:style-name="ce3" office:value-type="string" calcext:value-type="string">
            <text:p>identificationInfo//spatialRepresentationType</text:p>
          </table:table-cell>
          <table:table-cell table:style-name="ce3" office:value-type="string" calcext:value-type="string">
            <text:p>Dropdown Auswahl an Datentypen, point/line/polygon hinzugefügt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Anpassung Content:</text:p>
            <text:p><text:a xlink:href="https://cdimpxc4-blic17bftz1bxjj0dfdilqh1ie3ctpc.gpc-one.ts-icts.de/georchestra/geonetwork/blob/simple_ftth_metadata_template_wip/schemas/iso19139/src/main/plugin/iso19139/loc/ger/codelists.xml#L190" xlink:type="simple">codelists.xml#L1616</text:a>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5" office:value-type="string" calcext:value-type="string">
            <text:p>Räumliche Auflösung</text:p>
          </table:table-cell>
          <table:table-cell table:style-name="ce13" table:number-columns-repeated="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Sprache 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6" office:value-type="string" calcext:value-type="string">
            <text:p>Zeichensatz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6" office:value-type="string" calcext:value-type="string">
            <text:p>Thematik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/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5" office:value-type="string" calcext:value-type="string">
            <text:p>Ausdehnung</text:p>
          </table:table-cell>
          <table:table-cell table:style-name="ce13" table:number-columns-repeated="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Geografisches Begrenzungsrechteck</text:p>
          </table:table-cell>
          <table:table-cell table:style-name="ce6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ounding Box/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5" office:value-type="string" calcext:value-type="string">
            <text:p>Zeitliche Ausdehnung</text:p>
          </table:table-cell>
          <table:table-cell table:style-name="ce13" table:number-columns-repeated="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6" office:value-type="string" calcext:value-type="string">
            <text:p>Anfangszeitpunkt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/Date</text:p>
          </table:table-cell>
          <table:table-cell table:style-name="ce6"/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Endzeitpunkt</text:p>
          </table:table-cell>
          <table:table-cell table:style-name="ce6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/Date</text:p>
          </table:table-cell>
          <table:table-cell table:style-name="ce6"/>
          <table:table-cell table:style-name="ce18" office:value-type="string" calcext:value-type="string">
            <text:p>KI</text:p>
          </table:table-cell>
          <table:table-cell table:style-name="ce18" office:value-type="string" calcext:value-type="string">
            <text:p>Beibehalten</text:p>
          </table:table-cell>
          <table:table-cell table:number-columns-repeated="1016"/>
        </table:table-row>
        <table:table-row table:style-name="ro5">
          <table:table-cell table:style-name="ce5" office:value-type="string" calcext:value-type="string">
            <text:p>Referenzsystem</text:p>
          </table:table-cell>
          <table:table-cell table:style-name="ce12" table:number-columns-repeated="2"/>
          <table:table-cell table:style-name="ce13" table:number-columns-repeated="3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5">
          <table:table-cell table:style-name="ce6" office:value-type="string" calcext:value-type="string">
            <text:p>Cod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7">
          <table:table-cell table:style-name="ce5" office:value-type="string" calcext:value-type="string">
            <text:p>Vertriebsinformation</text:p>
          </table:table-cell>
          <table:table-cell table:style-name="ce12" table:number-columns-repeated="2"/>
          <table:table-cell table:style-name="ce13" table:number-columns-repeated="3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5">
          <table:table-cell table:style-name="ce6" office:value-type="string" calcext:value-type="string">
            <text:p>Bezeichnung 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6" office:value-type="string" calcext:value-type="string">
            <text:p>Empfohlene Wert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DD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6" office:value-type="string" calcext:value-type="string">
            <text:p>URL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7" office:value-type="string" calcext:value-type="string">
            <text:p>Protokoll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7" office:value-type="string" calcext:value-type="string">
            <text:p>Empfohlene Werte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D</text:p>
          </table:table-cell>
          <table:table-cell table:style-name="ce6"/>
          <table:table-cell table:style-name="ce18" office:value-type="string" calcext:value-type="string">
            <text:p>?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8" office:value-type="string" calcext:value-type="string">
            <text:p>Datenqualität</text:p>
          </table:table-cell>
          <table:table-cell table:style-name="ce12" table:number-columns-repeated="2"/>
          <table:table-cell table:style-name="ce13" table:number-columns-repeated="3"/>
          <table:table-cell table:style-name="ce18" table:number-columns-repeated="2"/>
          <table:table-cell table:number-columns-repeated="116"/>
          <table:table-cell table:style-name="ce26" table:number-columns-repeated="900"/>
        </table:table-row>
        <table:table-row table:style-name="ro5">
          <table:table-cell table:style-name="ce7" office:value-type="string" calcext:value-type="string">
            <text:p>Bezugseben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4" table:number-columns-repeated="900"/>
        </table:table-row>
        <table:table-row table:style-name="ro5">
          <table:table-cell table:style-name="ce7" office:value-type="string" calcext:value-type="string">
            <text:p>Andere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table:number-columns-repeated="2"/>
          <table:table-cell table:number-columns-repeated="116"/>
          <table:table-cell table:style-name="ce24" table:number-columns-repeated="900"/>
        </table:table-row>
        <table:table-row table:style-name="ro5">
          <table:table-cell table:style-name="ce7" office:value-type="string" calcext:value-type="string">
            <text:p>Erläuterung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/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7" office:value-type="string" calcext:value-type="string">
            <text:p>Beschreibung</text:p>
          </table:table-cell>
          <table:table-cell table:style-name="ce14" table:number-columns-repeated="2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/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7" office:value-type="string" calcext:value-type="string">
            <text:p>Bearbeiter</text:p>
          </table:table-cell>
          <table:table-cell table:style-name="ce14" table:number-columns-repeated="2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18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8" office:value-type="string" calcext:value-type="string">
            <text:p>Metadaten</text:p>
          </table:table-cell>
          <table:table-cell table:style-name="ce12" table:number-columns-repeated="2"/>
          <table:table-cell table:style-name="ce13" table:number-columns-repeated="3"/>
          <table:table-cell table:style-name="ce18" table:number-columns-repeated="2"/>
          <table:table-cell table:number-columns-repeated="116"/>
          <table:table-cell table:style-name="ce27" table:number-columns-repeated="900"/>
        </table:table-row>
        <table:table-row table:style-name="ro1">
          <table:table-cell table:style-name="ce3" office:value-type="string" calcext:value-type="string">
            <text:p>Metadatensatzidentifikator</text:p>
          </table:table-cell>
          <table:table-cell table:style-name="ce3" office:value-type="string" calcext:value-type="string">
            <text:p>fileIdentifier</text:p>
          </table:table-cell>
          <table:table-cell table:style-name="ce15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(Text)</text:p>
          </table:table-cell>
          <table:table-cell table:style-name="ce3" office:value-type="string" calcext:value-type="string">
            <text:p>wird automatisch erstellt, absolut wichtig für zugreifende Komponenten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/Text?</text:p>
          </table:table-cell>
          <table:table-cell table:style-name="ce3" office:value-type="string" calcext:value-type="string">
            <text:p>Default-fix: deutsch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3" office:value-type="string" calcext:value-type="string">
            <text:p>Zeichensatz</text:p>
          </table:table-cell>
          <table:table-cell table:style-name="ce3" office:value-type="string" calcext:value-type="string">
            <text:p>characterSet</text:p>
          </table:table-cell>
          <table:table-cell table:style-name="ce3" office:value-type="string" calcext:value-type="string">
            <text:p>Encoding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efault-fix: Encoding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6" office:value-type="string" calcext:value-type="string">
            <text:p>Datum</text:p>
          </table:table-cell>
          <table:table-cell table:style-name="ce6" office:value-type="string" calcext:value-type="string">
            <text:p>dateStamp</text:p>
          </table:table-cell>
          <table:table-cell table:style-name="ce6" office:value-type="string" calcext:value-type="string">
            <text:p>Datum der letzten Anpassung des MDS mit Unix-Zeitstempe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Date</text:p>
          </table:table-cell>
          <table:table-cell table:style-name="ce14"/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6" office:value-type="string" calcext:value-type="string">
            <text:p>Bezeichnung des Metadatenstandards</text:p>
          </table:table-cell>
          <table:table-cell table:style-name="ce6" office:value-type="string" calcext:value-type="string">
            <text:p>metadataStandardName</text:p>
          </table:table-cell>
          <table:table-cell table:style-name="ce6" office:value-type="string" calcext:value-type="string">
            <text:p>Nennung Metadatenschem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fixe Angabe des Bezugsschemas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6" office:value-type="string" calcext:value-type="string">
            <text:p>Version des Metadatenstandards</text:p>
          </table:table-cell>
          <table:table-cell table:style-name="ce6" office:value-type="string" calcext:value-type="string">
            <text:p>metadataStandardVersion</text:p>
          </table:table-cell>
          <table:table-cell table:style-name="ce6" office:value-type="string" calcext:value-type="string">
            <text:p>Nennung Version Metadatenschem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Version angeben</text:p>
          </table:table-cell>
          <table:table-cell table:style-name="ce18" office:value-type="string" calcext:value-type="string">
            <text:p>KI</text:p>
          </table:table-cell>
          <table:table-cell table:style-name="ce18"/>
          <table:table-cell table:number-columns-repeated="1016"/>
        </table:table-row>
        <table:table-row table:style-name="ro5">
          <table:table-cell table:style-name="ce5" office:value-type="string" calcext:value-type="string">
            <text:p>Metadatenkontakt</text:p>
          </table:table-cell>
          <table:table-cell table:style-name="ce13" table:number-columns-repeated="5"/>
          <table:table-cell table:style-name="ce18" table:number-columns-repeated="2"/>
          <table:table-cell table:number-columns-repeated="1016"/>
        </table:table-row>
        <table:table-row table:style-name="ro5">
          <table:table-cell table:style-name="ce9" office:value-type="string" calcext:value-type="string">
            <text:p>Organisati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21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9" office:value-type="string" calcext:value-type="string">
            <text:p>Funktion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DD</text:p>
          </table:table-cell>
          <table:table-cell table:style-name="ce9"/>
          <table:table-cell table:style-name="ce21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9" office:value-type="string" calcext:value-type="string">
            <text:p>Metadatenkontakt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21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>
          <table:table-cell table:style-name="ce9" office:value-type="string" calcext:value-type="string">
            <text:p>URI des Datenbestands</text:p>
          </table:table-cell>
          <table:table-cell table:style-name="ce9"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21" office:value-type="string" calcext:value-type="string">
            <text:p>Datenbetrachtung</text:p>
          </table:table-cell>
          <table:table-cell table:style-name="ce18"/>
          <table:table-cell table:number-columns-repeated="116"/>
          <table:table-cell table:style-name="ce27" table:number-columns-repeated="900"/>
        </table:table-row>
        <table:table-row table:style-name="ro5" table:number-rows-repeated="4">
          <table:table-cell table:style-name="ce9" table:number-columns-repeated="6"/>
          <table:table-cell table:style-name="ce18" table:number-columns-repeated="2"/>
          <table:table-cell table:number-columns-repeated="1016"/>
        </table:table-row>
        <table:table-row table:style-name="ro5" table:number-rows-repeated="5">
          <table:table-cell table:style-name="ce10" table:number-columns-repeated="6"/>
          <table:table-cell table:style-name="ce18" table:number-columns-repeated="2"/>
          <table:table-cell table:number-columns-repeated="1016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.00.0000</text:date>, <text:time style:data-style-name="N2" text:time-value="08:37:02.7458619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25:18.454597176</meta:creation-date>
    <dc:date>2018-07-19T13:07:00.427022133</dc:date>
    <meta:editing-duration>PT18M54S</meta:editing-duration>
    <meta:editing-cycles>4</meta:editing-cycles>
    <meta:generator>LibreOffice/5.1.6.2$Linux_X86_64 LibreOffice_project/10m0$Build-2</meta:generator>
    <meta:document-statistic meta:table-count="1" meta:cell-count="270" meta:object-count="0"/>
  </office:meta>
</office:document-meta>
</file>